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B000000DB4A581F4212540D54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, 'Arial Unicode MS'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sal" svg:font-family="Arisal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389cm"/>
    </style:style>
    <style:style style:name="Table1.B" style:family="table-column">
      <style:table-column-properties style:column-width="12.6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le1.B1" style:family="table-cell">
      <style:table-cell-properties style:vertical-align="top" fo:padding="0.097cm" fo:border="0.1pt solid #ffffff" style:writing-mode="lr-tb"/>
    </style:style>
    <style:style style:name="Table2" style:family="table">
      <style:table-properties style:width="17.092cm" table:align="left" style:writing-mode="lr-tb"/>
    </style:style>
    <style:style style:name="Table2.A" style:family="table-column">
      <style:table-column-properties style:column-width="4.389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le2.B1" style:family="table-cell">
      <style:table-cell-properties style:vertical-align="top" fo:padding="0.097cm" fo:border="0.1pt solid #ffffff" style:writing-mode="lr-tb"/>
    </style:style>
    <style:style style:name="Table2.A2" style:family="table-cell">
      <style:table-cell-properties style:vertical-align="top" fo:padding="0.097cm" fo:border-left="0.1pt solid #ffffff" fo:border-right="none" fo:border-top="none" fo:border-bottom="0.1pt solid #ffffff" style:writing-mode="lr-tb"/>
    </style:style>
    <style:style style:name="Table2.B2" style:family="table-cell">
      <style:table-cell-properties style:vertical-align="top" fo:padding="0.097cm" fo:border-left="0.1pt solid #ffffff" fo:border-right="0.1pt solid #ffffff" fo:border-top="none" fo:border-bottom="0.1pt solid #ffffff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389cm"/>
    </style:style>
    <style:style style:name="Table3.B" style:family="table-column">
      <style:table-column-properties style:column-width="12.615cm"/>
    </style:style>
    <style:style style:name="Table3.1" style:family="table-row">
      <style:table-row-properties style:min-row-height="3.413cm" fo:keep-together="auto"/>
    </style:style>
    <style:style style:name="Table3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le3.B1" style:family="table-cell">
      <style:table-cell-properties style:vertical-align="top" fo:padding="0.097cm" fo:border="0.1pt solid #ffffff" style:writing-mode="lr-tb"/>
    </style:style>
    <style:style style:name="Table4" style:family="table">
      <style:table-properties style:width="17.198cm" table:align="left" style:writing-mode="lr-tb"/>
    </style:style>
    <style:style style:name="Table4.A" style:family="table-column">
      <style:table-column-properties style:column-width="4.39cm"/>
    </style:style>
    <style:style style:name="Table4.B" style:family="table-column">
      <style:table-column-properties style:column-width="12.8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le4.B1" style:family="table-cell">
      <style:table-cell-properties style:vertical-align="top" fo:padding="0.097cm" fo:border="0.1pt solid #ffffff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39cm"/>
    </style:style>
    <style:style style:name="Table5.B" style:family="table-column">
      <style:table-column-properties style:column-width="12.61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le5.B1" style:family="table-cell">
      <style:table-cell-properties style:vertical-align="top" fo:padding="0.097cm" fo:border="0.1pt solid #ffffff" style:writing-mode="lr-tb"/>
    </style:style>
    <style:style style:name="Table5.A2" style:family="table-cell">
      <style:table-cell-properties style:vertical-align="top" fo:padding="0.097cm" fo:border-left="0.1pt solid #ffffff" fo:border-right="none" fo:border-top="none" fo:border-bottom="0.1pt solid #ffffff" style:writing-mode="lr-tb"/>
    </style:style>
    <style:style style:name="Table5.B2" style:family="table-cell">
      <style:table-cell-properties style:vertical-align="top" fo:padding="0.097cm" fo:border-left="0.1pt solid #ffffff" fo:border-right="0.1pt solid #ffffff" fo:border-top="none" fo:border-bottom="0.1pt solid #ffffff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4.39cm"/>
    </style:style>
    <style:style style:name="Table6.B" style:family="table-column">
      <style:table-column-properties style:column-width="12.61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le6.B1" style:family="table-cell">
      <style:table-cell-properties style:vertical-align="top" fo:padding="0.097cm" fo:border="0.1pt solid #ffffff" style:writing-mode="lr-tb"/>
    </style:style>
    <style:style style:name="P1" style:family="paragraph" style:parent-style-name="Linia_20_pozioma">
      <style:paragraph-properties fo:margin-top="0.499cm" fo:margin-bottom="0.499cm" style:contextual-spacing="false"/>
      <style:text-properties fo:color="#000000" loext:opacity="100%" style:font-name="Verdana" fo:font-weight="bold" style:font-weight-asian="bold" style:font-name-complex="Verdana" style:font-weight-complex="bold"/>
    </style:style>
    <style:style style:name="P2" style:family="paragraph" style:parent-style-name="Linia_20_pozioma">
      <style:paragraph-properties fo:margin-top="0.499cm" fo:margin-bottom="0.499cm" style:contextual-spacing="false"/>
      <style:text-properties fo:color="#000000" loext:opacity="100%" style:font-name="Verdana" style:font-name-complex="Verdana"/>
    </style:style>
    <style:style style:name="P3" style:family="paragraph" style:parent-style-name="Linia_20_pozioma">
      <style:paragraph-properties fo:margin-top="0.499cm" fo:margin-bottom="0.499cm" style:contextual-spacing="false"/>
      <style:text-properties fo:color="#000000" loext:opacity="100%" style:font-name="Verdana" fo:font-size="2pt" style:font-size-asian="2pt" style:font-name-complex="Verdana" style:font-size-complex="2pt"/>
    </style:style>
    <style:style style:name="P4" style:family="paragraph" style:parent-style-name="Linia_20_pozioma">
      <style:paragraph-properties fo:margin-top="0.499cm" fo:margin-bottom="0.499cm" style:contextual-spacing="false"/>
      <style:text-properties fo:color="#000000" loext:opacity="100%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/>
      <style:text-properties fo:color="#000000" loext:opacity="100%" style:font-name="Arial Black" style:font-name-complex="Arial Black"/>
    </style:style>
    <style:style style:name="P7" style:family="paragraph" style:parent-style-name="Standard">
      <style:paragraph-properties fo:margin-top="0cm" fo:margin-bottom="0.499cm" style:contextual-spacing="false" fo:text-align="center" style:justify-single-word="false"/>
      <style:text-properties fo:color="#000000" loext:opacity="100%" style:font-name="Arial Black" fo:font-size="26pt" style:font-size-asian="26pt" style:font-name-complex="Arial Black" style:font-size-complex="26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" fo:font-size="11pt" fo:language="en" fo:country="US" fo:font-weight="bold" style:font-name-asian="AngsanaUPC" style:font-size-asian="11pt" style:font-weight-asian="bold" style:font-name-complex="Verdana" style:font-size-complex="11pt" style:font-weight-complex="bold"/>
    </style:style>
    <style:style style:name="P11" style:family="paragraph" style:parent-style-name="Standard">
      <style:text-properties fo:color="#000000" loext:opacity="100%" style:font-name="Verdana" fo:font-size="2pt" style:font-size-asian="2pt" style:font-name-complex="Verdana" style:font-size-complex="2pt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P13" style:family="paragraph" style:parent-style-name="Standard"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P14" style:family="paragraph" style:parent-style-name="Standard" style:list-style-name="">
      <style:paragraph-properties fo:margin-left="1.27cm" fo:margin-right="0cm" fo:text-indent="0cm" style:auto-text-indent="false" style:text-autospace="none"/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P15" style:family="paragraph" style:parent-style-name="Standard" style:list-style-name="WW8Num2">
      <style:paragraph-properties style:text-autospace="none"/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P16" style:family="paragraph" style:parent-style-name="Standard">
      <style:paragraph-properties style:text-autospace="none"/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P17" style:family="paragraph" style:parent-style-name="Standard" style:list-style-name="WW8Num3">
      <style:paragraph-properties style:text-autospace="none"/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P18" style:family="paragraph" style:parent-style-name="Standard">
      <style:text-properties fo:color="#000000" loext:opacity="100%" style:font-name="Arisal" fo:font-size="11pt" fo:language="en" fo:country="US" fo:font-weight="bold" style:font-name-asian="AngsanaUPC" style:font-size-asian="11pt" style:font-weight-asian="bold" style:font-name-complex="Arisal" style:font-size-complex="11pt" style:font-weight-complex="bold"/>
    </style:style>
    <style:style style:name="P19" style:family="paragraph" style:parent-style-name="Standard">
      <style:paragraph-properties style:text-autospace="none"/>
      <style:text-properties fo:color="#000000" loext:opacity="100%" style:font-name="Arisal" fo:font-size="11pt" fo:language="en" fo:country="US" fo:font-weight="bold" style:font-name-asian="AngsanaUPC" style:font-size-asian="11pt" style:font-weight-asian="bold" style:font-name-complex="Arisal" style:font-size-complex="11pt" style:font-weight-complex="bold"/>
    </style:style>
    <style:style style:name="P20" style:family="paragraph" style:parent-style-name="Standard">
      <style:text-properties fo:color="#000000" loext:opacity="100%" style:font-name="Arisal" fo:font-size="11pt" fo:language="en" fo:country="US" fo:font-weight="normal" style:font-name-asian="AngsanaUPC" style:font-size-asian="11pt" style:font-weight-asian="normal" style:font-name-complex="Arisal" style:font-size-complex="11pt" style:font-weight-complex="normal"/>
    </style:style>
    <style:style style:name="P21" style:family="paragraph" style:parent-style-name="Standard">
      <style:paragraph-properties style:text-autospace="none"/>
      <style:text-properties fo:color="#000000" loext:opacity="100%" style:font-name="Arisal" fo:font-size="11pt" fo:language="en" fo:country="US" fo:font-weight="normal" style:font-name-asian="AngsanaUPC" style:font-size-asian="11pt" style:font-weight-asian="normal" style:font-name-complex="Arisal" style:font-size-complex="11pt" style:font-weight-complex="normal"/>
    </style:style>
    <style:style style:name="P22" style:family="paragraph" style:parent-style-name="Standard">
      <style:text-properties fo:color="#000000" loext:opacity="100%" style:font-name="Arisal" style:font-name-complex="Arisal"/>
    </style:style>
    <style:style style:name="P23" style:family="paragraph" style:parent-style-name="Standard">
      <style:text-properties fo:color="#000000" loext:opacity="100%"/>
    </style:style>
    <style:style style:name="P24" style:family="paragraph" style:parent-style-name="Standard" style:list-style-name="WW8Num2">
      <style:paragraph-properties style:text-autospace="none"/>
      <style:text-properties fo:font-variant="normal" fo:text-transform="none" fo:color="#000000" loext:opacity="100%" style:font-name="Arisal" fo:font-size="11.5pt" fo:letter-spacing="normal" fo:language="en" fo:country="US" fo:font-style="normal" fo:font-weight="normal" style:font-name-asian="AngsanaUPC" style:font-size-asian="11.5pt" style:font-style-asian="normal" style:font-weight-asian="normal" style:font-name-complex="Arisal" style:font-size-complex="11pt"/>
    </style:style>
    <style:style style:name="P25" style:family="paragraph" style:parent-style-name="Standard" style:list-style-name="WW8Num3">
      <style:paragraph-properties style:text-autospace="none"/>
    </style:style>
    <style:style style:name="P26" style:family="paragraph" style:parent-style-name="Text_20_body" style:list-style-name="WW8Num2">
      <style:paragraph-properties style:text-autospace="none"/>
    </style:style>
    <style:style style:name="P27" style:family="paragraph" style:parent-style-name="Text_20_body">
      <style:paragraph-properties style:text-autospace="none"/>
      <style:text-properties fo:color="#000000" loext:opacity="100%" style:font-name="Arisal" fo:font-size="12pt" style:font-size-asian="12pt" style:font-name-complex="Arisal"/>
    </style:style>
    <style:style style:name="P28" style:family="paragraph" style:parent-style-name="Text_20_body">
      <style:paragraph-properties fo:margin-top="0.499cm" fo:margin-bottom="0.499cm" style:contextual-spacing="false"/>
      <style:text-properties fo:color="#000000" loext:opacity="100%" style:font-name="Verdana" fo:font-size="2pt" style:font-size-asian="2pt" style:font-name-complex="Verdana" style:font-size-complex="2pt"/>
    </style:style>
    <style:style style:name="P29" style:family="paragraph" style:parent-style-name="Zawartość_20_tabeli">
      <style:text-properties fo:color="#000000" loext:opacity="100%"/>
    </style:style>
    <style:style style:name="P30" style:family="paragraph" style:parent-style-name="Zawartość_20_tabeli">
      <style:text-properties fo:color="#000000" loext:opacity="100%" style:font-name="Arial Black" fo:font-size="11pt" fo:font-weight="bold" style:font-size-asian="11pt" style:font-weight-asian="bold" style:font-name-complex="Arial Black" style:font-size-complex="11pt" style:font-weight-complex="bold"/>
    </style:style>
    <style:style style:name="P31" style:family="paragraph" style:parent-style-name="Zawartość_20_tabeli">
      <style:paragraph-properties style:snap-to-layout-grid="false"/>
      <style:text-properties fo:color="#000000" loext:opacity="100%" style:font-name="Arial Black" fo:font-size="11pt" fo:font-weight="bold" style:font-size-asian="11pt" style:font-weight-asian="bold" style:font-name-complex="Arial Black" style:font-size-complex="11pt" style:font-weight-complex="bold"/>
    </style:style>
    <style:style style:name="P32" style:family="paragraph" style:parent-style-name="Zawartość_20_tabeli">
      <style:paragraph-properties style:snap-to-layout-grid="false"/>
      <style:text-properties fo:color="#000000" loext:opacity="100%" style:font-name="Arial Black" fo:font-size="11pt" fo:language="en" fo:country="US" fo:font-weight="bold" style:font-name-asian="AngsanaUPC" style:font-size-asian="11pt" style:font-weight-asian="bold" style:font-name-complex="Arial Black" style:font-size-complex="11pt" style:font-weight-complex="bold"/>
    </style:style>
    <style:style style:name="P33" style:family="paragraph" style:parent-style-name="Zawartość_20_tabeli">
      <style:text-properties fo:color="#000000" loext:opacity="100%" style:font-name="Verdana" fo:font-size="11pt" style:font-size-asian="11pt" style:font-name-complex="Verdana" style:font-size-complex="11pt"/>
    </style:style>
    <style:style style:name="P34" style:family="paragraph" style:parent-style-name="Zawartość_20_tabeli">
      <style:paragraph-properties fo:text-align="end" style:justify-single-word="false" style:snap-to-layout-grid="false"/>
      <style:text-properties fo:color="#000000" loext:opacity="100%" style:font-name="Verdana" fo:font-size="11pt" style:font-size-asian="11pt" style:font-name-complex="Verdana" style:font-size-complex="11pt"/>
    </style:style>
    <style:style style:name="P35" style:family="paragraph" style:parent-style-name="Zawartość_20_tabeli">
      <style:paragraph-properties fo:text-align="end" style:justify-single-word="false"/>
      <style:text-properties fo:color="#000000" loext:opacity="100%" style:font-name="Verdana" fo:font-size="11pt" style:font-size-asian="11pt" style:font-name-complex="Verdana" style:font-size-complex="11pt"/>
    </style:style>
    <style:style style:name="P36" style:family="paragraph" style:parent-style-name="Zawartość_20_tabeli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37" style:family="paragraph" style:parent-style-name="Zawartość_20_tabeli">
      <style:paragraph-properties style:snap-to-layout-grid="false"/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38" style:family="paragraph" style:parent-style-name="Zawartość_20_tabeli">
      <style:text-properties fo:color="#000000" loext:opacity="100%"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 Black" fo:font-size="11pt" fo:font-weight="bold" style:font-size-asian="11pt" style:font-weight-asian="bold" style:font-name-complex="Arial Black" style:font-size-complex="11pt" style:font-weight-complex="bold"/>
    </style:style>
    <style:style style:name="T3" style:family="text">
      <style:text-properties fo:color="#000000" loext:opacity="100%" style:font-name="Arial Black" fo:font-size="11pt" style:font-size-asian="11pt" style:font-name-complex="Arial Black" style:font-size-complex="11pt"/>
    </style:style>
    <style:style style:name="T4" style:family="text">
      <style:text-properties fo:color="#000000" loext:opacity="100%" style:font-name="Verdana" fo:font-size="11pt" style:font-size-asian="11pt" style:font-name-complex="Verdana" style:font-size-complex="11pt"/>
    </style:style>
    <style:style style:name="T5" style:family="text">
      <style:text-properties fo:color="#000000" loext:opacity="100%"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T6" style:family="text">
      <style:text-properties fo:color="#000000" loext:opacity="100%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7" style:family="text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8" style:family="text">
      <style:text-properties fo:color="#000000" loext:opacity="100%" style:font-name="Verdana" fo:font-size="11pt" style:font-name-asian="Verdana" style:font-size-asian="11pt" style:font-name-complex="Verdana" style:font-size-complex="11pt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style:font-name="Arisal" fo:font-size="11pt" fo:language="en" fo:country="US" style:font-name-asian="AngsanaUPC" style:font-size-asian="11pt" style:font-name-complex="Arisal" style:font-size-complex="11pt"/>
    </style:style>
    <style:style style:name="T11" style:family="text">
      <style:text-properties fo:font-variant="normal" fo:text-transform="none" fo:color="#000000" loext:opacity="100%" style:font-name="Arisal" fo:font-size="12pt" fo:letter-spacing="normal" fo:language="en" fo:country="US" fo:font-style="normal" fo:font-weight="normal" style:font-name-asian="Arisal" style:font-size-asian="12pt" style:font-style-asian="normal" style:font-weight-asian="normal" style:font-name-complex="Arisal" style:font-size-complex="11pt"/>
    </style:style>
    <style:style style:name="T12" style:family="text">
      <style:text-properties fo:font-variant="normal" fo:text-transform="none" fo:color="#000000" loext:opacity="100%" style:font-name="Arisal" fo:font-size="12pt" fo:letter-spacing="normal" fo:language="en" fo:country="US" fo:font-style="normal" fo:font-weight="normal" style:font-name-asian="AngsanaUPC" style:font-size-asian="12pt" style:font-style-asian="normal" style:font-weight-asian="normal" style:font-name-complex="Arisal" style:font-size-complex="11pt"/>
    </style:style>
    <style:style style:name="T13" style:family="text">
      <style:text-properties fo:font-variant="normal" fo:text-transform="none" fo:color="#000000" loext:opacity="100%" style:font-name="Arisal" fo:font-size="12pt" fo:letter-spacing="normal" fo:font-style="normal" fo:font-weight="normal" style:font-size-asian="12pt" style:font-style-asian="normal" style:font-weight-asian="normal" style:font-name-complex="Arisal"/>
    </style:style>
    <style:style style:name="T14" style:family="text">
      <style:text-properties fo:font-variant="normal" fo:text-transform="none" fo:color="#000000" loext:opacity="100%" style:font-name="Arisal" fo:font-size="11pt" fo:letter-spacing="normal" fo:language="en" fo:country="US" fo:font-style="normal" fo:font-weight="normal" style:font-name-asian="AngsanaUPC" style:font-size-asian="11pt" style:font-style-asian="normal" style:font-weight-asian="normal" style:font-name-complex="Arisal" style:font-size-complex="11pt"/>
    </style:style>
    <style:style style:name="T15" style:family="text">
      <style:text-properties officeooo:rsid="001cf4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ODUBIYI IFEOLUWA ANTONIA</text:p>
      <text:p text:style-name="P5"><text:span text:style-name="T2">Phone:</text:span><text:span text:style-name="T4"> +2349129309446</text:span></text:p>
      <text:p text:style-name="P5"><text:span text:style-name="T2">Email:</text:span><text:span text:style-name="T4"> </text:span><text:a xlink:type="simple" xlink:href="mailto:odubiyiifeolu@gmail.com" text:style-name="Internet_20_link" text:visited-style-name="Visited_20_Internet_20_Link"><text:span text:style-name="Internet_20_link"><text:span text:style-name="T4">odubiyiifeolu@gmail.com</text:span></text:span></text:a></text:p>
      <text:p text:style-name="P5"><text:a xlink:type="simple" xlink:href="https://www.linkedin.com/in/ifeoluwa-odubiyi-6572431a0" text:style-name="Internet_20_link" text:visited-style-name="Visited_20_Internet_20_Link"><text:span text:style-name="Internet_20_link"><text:span text:style-name="T5">https://www.linkedin.com/in/ifeoluwa-odubiyi-6572431a0</text:span></text:span></text:a></text:p>
      <text:p text:style-name="P8"/>
      <text:p text:style-name="P9">https://github.com/T0niadev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Zawartość_20_tabeli"><text:span text:style-name="T2">OBJECTIVE</text:span><text:span text:style-name="T3"> </text:span></text:p>
          </table:table-cell>
          <table:table-cell table:style-name="Table1.B1" office:value-type="string">
            <text:p text:style-name="Zawartość_20_tabeli"><text:span text:style-name="T4">Innovative, goal oriented and vibrant graduate with a team-oriented attitude, I am willing to learn and develop my skills in data science.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WORK</text:p>
            <text:p text:style-name="P30">EXPERIENCE</text:p>
          </table:table-cell>
          <table:table-cell table:style-name="Table2.B1" office:value-type="string">
            <text:p text:style-name="P12"/>
            <text:p text:style-name="P18">Hamoye <text:s text:c="52"/></text:p>
            <text:p text:style-name="P20">09/2022 – Present</text:p>
            <text:p text:style-name="P22"/>
            <text:p text:style-name="P18">Data Science Intern</text:p>
            <text:p text:style-name="P13">Responsibilities:</text:p>
            <text:p text:style-name="P14"/>
            <text:list xml:id="list631449912" text:style-name="WW8Num2">
              <text:list-item>
                <text:p text:style-name="P15">Extracted, cleaned, interpreted and analyzed data to establish key metrics and transform data into meaningful information.</text:p>
              </text:list-item>
            </text:list>
            <text:p text:style-name="P16"/>
            <text:list xml:id="list121056621451347" text:continue-numbering="true" text:style-name="WW8Num2">
              <text:list-item>
                <text:p text:style-name="P24">Provided data modeling, mining, pattern analysis and data visualization solutions</text:p>
              </text:list-item>
            </text:list>
            <text:p text:style-name="P14"/>
            <text:list xml:id="list121057862041205" text:continue-numbering="true" text:style-name="WW8Num2">
              <text:list-item>
                <text:p text:style-name="P15">Collaborated with all team members to build a model that predicts the length of stay of patients in healthcare systems using machine learning algorithms such as logistic regression, decision tree and random forest.</text:p>
              </text:list-item>
            </text:list>
            <text:p text:style-name="P14"/>
            <text:list xml:id="list121058020814501" text:continue-numbering="true" text:style-name="WW8Num2">
              <text:list-item>
                <text:p text:style-name="P15">Analyzed the overall trend in national food supply to track food security.</text:p>
              </text:list-item>
            </text:list>
            <text:p text:style-name="P14"/>
            <text:list xml:id="list121058359708572" text:continue-numbering="true" text:style-name="WW8Num2">
              <text:list-item>
                <text:p text:style-name="P26"><text:span text:style-name="T11"><text:s/></text:span><text:span text:style-name="T14">Collaborated with all team members to provide </text:span><text:span text:style-name="T12">data-driven and machine learning solutions affecting </text:span><text:span text:style-name="T13">energy production and consumption in utility companies.</text:span></text:p>
              </text:list-item>
            </text:list>
            <text:p text:style-name="P27"/>
            <text:p text:style-name="P27"/>
            <text:p text:style-name="P19">Enterprise Business Information System </text:p>
            <text:p text:style-name="P21">12/2021 - Present</text:p>
            <text:p text:style-name="P19"/>
            <text:p text:style-name="P19"><text:span text:style-name="T15">Interactive Voice Response Specialist, </text:span>Database Administrator</text:p>
            <text:p text:style-name="P16">Responsibilities:</text:p>
            <text:p text:style-name="P14"/>
            <text:list xml:id="list3091105282" text:style-name="WW8Num3">
              <text:list-item>
                <text:p text:style-name="P17">Designed, prepared, coordinated tuning and optimization of call flows in contact center set-ups for top clients such as WEMA Bank of Nigeria, Federal Ministry of <text:soft-page-break/>Humanitarian Affairs, We2geda Foundation using MySQL database and Interactive Voice Response System.</text:p>
              </text:list-item>
            </text:list>
            <text:p text:style-name="P16"/>
            <text:list xml:id="list121058147390342" text:continue-list="list121058359708572" text:style-name="WW8Num2">
              <text:list-item>
                <text:p text:style-name="P15">Created indexes on tables which led to faster retrieval of data that eased database performance and enhanced overall database performance by 45 %.</text:p>
              </text:list-item>
            </text:list>
            <text:p text:style-name="P14"/>
            <text:list xml:id="list121058006476129" text:continue-numbering="true" text:style-name="WW8Num2">
              <text:list-item>
                <text:p text:style-name="P15">Automated daily, weekly and monthly database backup using Cron Jobs which raised productivity by 15 %.</text:p>
              </text:list-item>
            </text:list>
            <text:p text:style-name="P14"/>
            <text:list xml:id="list121057070200533" text:continue-list="list3091105282" text:style-name="WW8Num3">
              <text:list-item>
                <text:p text:style-name="P17">Performed storage management and system data backup operations on servers.</text:p>
              </text:list-item>
            </text:list>
            <text:p text:style-name="P14"/>
            <text:list xml:id="list121058439135634" text:continue-numbering="true" text:style-name="WW8Num3">
              <text:list-item>
                <text:p text:style-name="P17">Provided Linux System Administrator level support of applications such as MySQL, Apache.</text:p>
              </text:list-item>
            </text:list>
            <text:p text:style-name="P14"/>
            <text:list xml:id="list121056963466848" text:continue-numbering="true" text:style-name="WW8Num3">
              <text:list-item>
                <text:p text:style-name="P25"><text:span text:style-name="T10">Created visually impactful dashboards in Excel using pivot tables, charts and graph</text:span><text:span text:style-name="T14">s.</text:span></text:p>
              </text:list-item>
            </text:list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10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PERSONAL </text:p>
            <text:p text:style-name="P30">PROJECTS</text:p>
          </table:table-cell>
          <table:table-cell table:style-name="Table3.B1" office:value-type="string">
            <text:p text:style-name="Zawartość_20_tabeli"><text:span text:style-name="T6"><text:s/></text:span><text:span text:style-name="T7">Image and Table Scraping Solution using Selenium</text:span></text:p>
            <text:p text:style-name="Zawartość_20_tabeli"><text:span text:style-name="T8"><text:s text:c="2"/></text:span><text:span text:style-name="T4">git@github.com:T0niadev/webscrapping.git</text:span></text:p>
            <text:p text:style-name="P33"/>
            <text:p text:style-name="P33"/>
            <text:p text:style-name="P36">Real Estate Price Prediction Solution using PYTHON</text:p>
            <text:p text:style-name="P33">git@github.com:T0niadev/Real_estate_price_prediction.git</text:p>
            <text:p text:style-name="P33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EDUCATION</text:p>
            <text:p text:style-name="P36">AND CERTIFICATIONS</text:p>
          </table:table-cell>
          <table:table-cell table:style-name="Table4.B1" office:value-type="string">
            <text:p text:style-name="P34"/>
            <text:p text:style-name="Zawartość_20_tabeli"><text:span text:style-name="T7">Bachelor Degree of CHEMICAL ENGINEERING</text:span><text:span text:style-name="T4"> <text:s text:c="3"/>2016 –2022</text:span></text:p>
            <text:p text:style-name="P38">First Class Honours</text:p>
            <text:p text:style-name="P33">Covenant University, OTA.</text:p>
            <text:p text:style-name="P35"/>
            <text:p text:style-name="Zawartość_20_tabeli"><text:span text:style-name="T7">Data Science Orientation <text:s text:c="44"/></text:span><text:span text:style-name="T5">2022</text:span></text:p>
            <text:p text:style-name="P33">IBM Skills Network</text:p>
            <text:p text:style-name="P35"/>
            <text:p text:style-name="Zawartość_20_tabeli"><text:span text:style-name="T7">Databases and SQL for Data Science <text:s text:c="25"/></text:span><text:span text:style-name="T5">2022</text:span></text:p>
            <text:p text:style-name="Zawartość_20_tabeli"><text:span text:style-name="T5">I</text:span><text:span text:style-name="T4">BM Skills Network</text:span></text:p>
            <text:p text:style-name="P35"/>
            <text:p text:style-name="Zawartość_20_tabeli"><text:span text:style-name="T7">Tools For Data Science <text:s text:c="48"/></text:span><text:span text:style-name="T5">2022</text:span></text:p>
            <text:p text:style-name="P33">IBM Skills Network</text:p>
            <text:p text:style-name="P35"/>
            <text:h text:style-name="Heading_20_2" text:outline-level="2"><text:bookmark text:name="programMiniModalName"/><text:span text:style-name="T7">Python for Data Science, AI &amp; Development</text:span><text:span text:style-name="T5"> <text:s text:c="15"/>2022 <text:s text:c="18"/></text:span></text:h>
            <text:p text:style-name="P33">IBM Skills Network</text:p>
            <text:p text:style-name="P29"/>
            <text:p text:style-name="Zawartość_20_tabeli"><text:span text:style-name="T7">Full Stack Cloud Development Capstone Project</text:span><text:span text:style-name="T4"> <text:s text:c="8"/>2022</text:span></text:p>
            <text:p text:style-name="P33">IBM Skills Network</text:p>
            <text:p text:style-name="P35"/>
            <text:p text:style-name="Zawartość_20_tabeli"><text:span text:style-name="T7">Introduction to Cloud Computing <text:s text:c="31"/></text:span><text:span text:style-name="T5">2022</text:span></text:p>
            <text:p text:style-name="P33">IBM Skills Network</text:p>
          </table:table-cell>
        </table:table-row>
      </table:table>
      <text:p text:style-name="P11"/>
      <text:p text:style-name="P3"/>
      <text:p text:style-name="P28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>ADDITIONAL</text:p>
            <text:p text:style-name="Zawartość_20_tabeli"><text:span text:style-name="T2">SKILLS</text:span><text:span text:style-name="T4"> </text:span></text:p>
          </table:table-cell>
          <table:table-cell table:style-name="Table5.B1" office:value-type="string">
            <text:p text:style-name="P33">Microsoft Office packages: Microsoft Word, Excel, Access, Sharepoint.</text:p>
            <text:p text:style-name="P33"/>
            <text:p text:style-name="P33">Database operation: MySQL/MariaDB.</text:p>
            <text:p text:style-name="P33"/>
            <text:p text:style-name="P33">Programming: MySQL, PYTHON, HTML, CSS, Numpy, Pandas, Matplotlib.</text:p>
            <text:p text:style-name="P33"/>
            <text:p text:style-name="P33">OS: Windows, Linux Operating system.</text:p>
          </table:table-cell>
        </table:table-row>
        <table:table-row table:style-name="Table5.1">
          <table:table-cell table:style-name="Table5.A2" office:value-type="string">
            <text:p text:style-name="P31"/>
          </table:table-cell>
          <table:table-cell table:style-name="Table5.B2" office:value-type="string">
            <text:p text:style-name="P37"/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Zawartość_20_tabeli"><text:span text:style-name="T2">REFERENCES</text:span><text:span text:style-name="T3"> </text:span></text:p>
          </table:table-cell>
          <table:table-cell table:style-name="Table6.B1" office:value-type="string">
            <text:p text:style-name="P33">References available on request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, 'Arial Unicode MS'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sal" svg:font-family="Arisal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fill-image draw:name="Bitmap_20_1" draw:display-name="Bitmap 1" xlink:href="Pictures/10000000000009B000000DB4A581F4212540D54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Liberation Serif" fo:font-size="12pt" fo:language="en" fo:country="NG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ohit Devanagari1" style:font-family-complex="'Lohit Devanagari'" style:font-pitch-complex="variable" style:font-size-complex="18pt" style:font-weight-complex="bold"/>
    </style:style>
    <style:style style:name="Nagłówek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Linia_20_pozioma" style:display-name="Linia pozioma" style:family="paragraph" style:parent-style-name="Standard" style:next-style-name="Text_20_body">
      <style:paragraph-properties fo:margin-top="0cm" fo:margin-bottom="0.499cm" style:contextual-spacing="false" fo:padding="0cm" fo:border-left="none" fo:border-right="none" fo:border-top="none" fo:border-bottom="0.11pt solid #808080" style:shadow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Domyślna_20_czcionka_20_akapitu" style:display-name="Domyślna czcionka akapitu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RTF_5f_Num_20_2_20_1" style:display-name="RTF_Num 2 1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2" style:display-name="RTF_Num 2 2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3" style:display-name="RTF_Num 2 3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4" style:display-name="RTF_Num 2 4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5" style:display-name="RTF_Num 2 5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6" style:display-name="RTF_Num 2 6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7" style:display-name="RTF_Num 2 7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8" style:display-name="RTF_Num 2 8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9" style:display-name="RTF_Num 2 9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Default_20_Paragraph_20_Font" style:display-name="Default Paragraph Font" style:family="text"/>
    <style:style style:name="Symbole_20_wypunktowania" style:display-name="Symbole wypunktowania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11pt solid #000000" fo:padding="1.092cm" style:writing-mode="lr-tb" style:layout-grid-color="#c0c0c0" style:layout-grid-lines="2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ffffff" draw:fill-image-name="Bitmap_20_1" style:repeat="stretch" style:footnote-max-height="0cm" loext:margin-gutter="0cm">
        <style:background-image xlink:href="Pictures/10000000000009B000000DB4A581F4212540D5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ffffff" draw:fill-image-name="Bitmap_20_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rbo</meta:initial-creator>
    <meta:creation-date>2009-04-16T10:32:00</meta:creation-date>
    <dc:date>2022-12-31T12:10:56.230884454</dc:date>
    <meta:print-date>2020-04-04T20:16:00</meta:print-date>
    <meta:editing-cycles>12</meta:editing-cycles>
    <meta:editing-duration>PT52M8S</meta:editing-duration>
    <meta:document-statistic meta:table-count="6" meta:image-count="0" meta:object-count="0" meta:page-count="3" meta:paragraph-count="59" meta:word-count="386" meta:character-count="3104" meta:non-whitespace-character-count="2532"/>
    <meta:generator>LibreOffice/7.3.7.2$Linux_X86_64 LibreOffice_project/30$Build-2</meta:generator>
  </office:meta>
</office:document-meta>
</file>